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6" style:family="table-cell" style:parent-style-name="Default">
      <style:table-cell-properties fo:border-bottom="0.74pt dotted #000000" fo:background-color="#ff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7" style:family="table-cell" style:parent-style-name="Default">
      <style:table-cell-properties fo:border-bottom="0.74pt dotted #000000" fo:background-color="#ff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371" style:family="table-cell" style:parent-style-name="Default">
      <style:table-cell-properties fo:border-bottom="0.74pt dotted #000000" fo:background-color="#ff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3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379" style:family="table-cell" style:parent-style-name="Default">
      <style:table-cell-properties fo:border-bottom="0.74pt dotted #000000" fo:background-color="#ff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3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0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!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office:value-type="string" calcext:value-type="string" table:number-columns-spanned="2" table:number-rows-spanned="1">
            <text:p><text:span text:style-name="T1"/></text:p>
          </table:table-cell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0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6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371" office:value-type="float" office:value="3" calcext:value-type="float" table:number-columns-spanned="2" table:number-rows-spanned="1">
            <text:p>3</text:p>
          </table:table-cell>
          <table:covered-table-cell table:style-name="ce375"/>
          <table:table-cell table:style-name="ce379" office:value-type="float" office:value="3" calcext:value-type="float" table:number-columns-spanned="2" table:number-rows-spanned="1">
            <text:p>3</text:p>
          </table:table-cell>
          <table:covered-table-cell table:style-name="ce382"/>
          <table:table-cell table:style-name="ce346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7" office:value-type="string" calcext:value-type="string" table:number-columns-spanned="2" table:number-rows-spanned="1">
            <text:p>R0</text:p>
          </table:table-cell>
          <table:covered-table-cell table:style-name="ce362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50" table:number-columns-spanned="2" table:number-rows-spanned="1"/>
          <table:covered-table-cell table:style-name="ce650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4 'RTS-Template'.D15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5:'RTS-Template'.C15">
            <calcext:condition calcext:apply-style-name="ConditionalStyle_3" calcext:value="!=&quot;&quot;" calcext:base-cell-address="'RTS-Template'.B15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8:25:15.55095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07T18:39:57.333716000</dc:date>
    <meta:editing-cycles>27</meta:editing-cycles>
    <meta:editing-duration>PT2H26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38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